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0xA000-Mono" svg:font-family="0xA000-Mono" style:font-pitch="fixed"/>
    <style:font-face style:name="Anita  Semi-square" svg:font-family="'Anita  Semi-square'" style:font-pitch="variable"/>
    <style:font-face style:name="Ruji's Handwriting Font" svg:font-family="'Ruji's Handwriting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nita  Semi-square" officeooo:rsid="001b3214" officeooo:paragraph-rsid="001b3214"/>
    </style:style>
    <style:style style:name="P2" style:family="paragraph" style:parent-style-name="Standard">
      <style:text-properties style:font-name="Anita  Semi-square" officeooo:rsid="001c9803" officeooo:paragraph-rsid="001c9803"/>
    </style:style>
    <style:style style:name="P3" style:family="paragraph" style:parent-style-name="Standard">
      <style:text-properties style:font-name="Anita  Semi-square" officeooo:rsid="001dbafb" officeooo:paragraph-rsid="001dbafb"/>
    </style:style>
    <style:style style:name="P4" style:family="paragraph" style:parent-style-name="Standard">
      <style:text-properties style:font-name="Anita  Semi-square" fo:font-size="18pt" officeooo:rsid="001b3214" officeooo:paragraph-rsid="001b3214" style:font-size-asian="18pt" style:font-size-complex="18pt"/>
    </style:style>
    <style:style style:name="T1" style:family="text">
      <style:text-properties officeooo:rsid="001c9803"/>
    </style:style>
    <style:style style:name="T2" style:family="text">
      <style:text-properties officeooo:rsid="001dbafb"/>
    </style:style>
    <style:style style:name="T3" style:family="text">
      <style:text-properties fo:color="#468a1a"/>
    </style:style>
    <style:style style:name="T4" style:family="text">
      <style:text-properties fo:color="#ff860d"/>
    </style:style>
    <style:style style:name="T5" style:family="text">
      <style:text-properties officeooo:rsid="001e8d90"/>
    </style:style>
    <style:style style:name="T6" style:family="text">
      <style:text-properties officeooo:rsid="001f7ea7"/>
    </style:style>
    <style:style style:name="T7" style:family="text">
      <style:text-properties officeooo:rsid="001f9953"/>
    </style:style>
    <style:style style:name="T8" style:family="text">
      <style:text-properties fo:color="#ea7500"/>
    </style:style>
    <style:style style:name="T9" style:family="text">
      <style:text-properties officeooo:rsid="001fc02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llo Mama und Papa</text:p>
      <text:p text:style-name="P1"/>
      <text:p text:style-name="P1">Ich gratuliere Euch noch zum jeweiligen Geburtstag</text:p>
      <text:p text:style-name="P1"/>
      <text:p text:style-name="P1"/>
      <text:p text:style-name="P1">wie per Telefon gesagt lege ich noch Eure Geschenke in Euren Briefkasten. Ich hatte bisher <text:span text:style-name="T7">wirklich </text:span>keine Zeit, deshalb erst jetzt.</text:p>
      <text:p text:style-name="P1"/>
      <text:p text:style-name="P1">Es ist jetzt halt mal wie es ist, ich hatte nicht die tollste <text:span text:style-name="T1">aber auch nicht die schlimmste</text:span> Kindheit.</text:p>
      <text:p text:style-name="P1"/>
      <text:p text:style-name="P1">Mich in eine andere Schule zu schicken als Ursula wo wir vorher oft zusammen waren, auch im Kindergarten, das hat in meiner Psyche einen massiven Bindungs-Schaden ausgelöst.</text:p>
      <text:p text:style-name="P1"/>
      <text:p text:style-name="P1">Das war eigentlich das, was man hätte therapieren müssen <text:span text:style-name="T9">1999</text:span>, nicht mit Medikamenten sondern mit Psychotherapie, <text:span text:style-name="T5">das war das Thema mit dem Keller-Zimmer.</text:span></text:p>
      <text:p text:style-name="P1"/>
      <text:p text:style-name="P1">Logischerweise war ich damals kompltt schlecht in Psychologie weil die Schule das auch den Kindern nicht beibringt, oder sogar vorsätzlich diesen blinden Fleck <text:span text:style-name="T6">lässt</text:span> um Kinder über die psychologische Ebene fremdbestimmen zu können. Aber das wäre ja schon wieder eine Verschwörungstheorie, also lassen wir das.</text:p>
      <text:p text:style-name="P1"/>
      <text:p text:style-name="P2">Auch dass <text:span text:style-name="T9">I</text:span>hr im Protokoll an die Psychiatrie im Verlauf erst bei 1999 angefangen habt ist mässig toll. Die Psychiatrie wollte oder konnte mir eigentlich nie helfen, aber selbs wenn die hätten helfen wollen, dann hätte ihnen die Daten von 1978 – 1999 gefehlt.</text:p>
      <text:p text:style-name="P2"/>
      <text:p text:style-name="P2">Die Kindheit ist prägend für ein Kind, deshalb <text:span text:style-name="T7">ist es</text:span> auch wichtig diese Fakten zu kennen <text:span text:style-name="T2">um einen Patienten oder dessen Psyche gesund pflegen zu können oder mindestens stabil halten zu können. Das ist auch das Thema im Buch für Papa.</text:span></text:p>
      <text:p text:style-name="P2"/>
      <text:p text:style-name="P2"/>
      <text:p text:style-name="P2"/>
      <text:p text:style-name="P3">Für Dich Papa das Buch “<text:span text:style-name="T3">Aussähnung mit dem inneren Kind</text:span>”</text:p>
      <text:p text:style-name="P2"/>
      <text:p text:style-name="P3">Für Dich Mama das Buch “<text:span text:style-name="T8">Das falsche Leben</text:span>”</text:p>
      <text:p text:style-name="P2"/>
      <text:p text:style-name="P3">Diese Bücher sind nicht zufällig augewählt, sie machen für Euren jeweiligen Lebensweg einigermassen Sinn.</text:p>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0xA000-Mono" svg:font-family="0xA000-Mono" style:font-pitch="fixed"/>
    <style:font-face style:name="Anita  Semi-square" svg:font-family="'Anita  Semi-square'" style:font-pitch="variable"/>
    <style:font-face style:name="Ruji's Handwriting Font" svg:font-family="'Ruji's Handwriting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2T00:15:11.837095273</meta:creation-date>
    <dc:date>2022-09-22T00:40:20.154995347</dc:date>
    <meta:editing-duration>PT25M6S</meta:editing-duration>
    <meta:editing-cycles>8</meta:editing-cycles>
    <meta:generator>LibreOffice/6.1.5.2$Linux_X86_64 LibreOffice_project/10$Build-2</meta:generator>
    <meta:print-date>2022-09-22T00:34:11.812717697</meta:print-date>
    <meta:document-statistic meta:table-count="0" meta:image-count="0" meta:object-count="0" meta:page-count="1" meta:paragraph-count="12" meta:word-count="262" meta:character-count="1634" meta:non-whitespace-character-count="1383"/>
  </office:meta>
</office:document-meta>
</file>